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 fo:font-weight="bold" style:font-weight-asian="bold" style:font-weight-complex="bold"/>
    </style:style>
    <style:style style:name="ce3" style:family="table-cell" style:parent-style-name="Default">
      <style:text-properties fo:color="#0000ff" style:font-name="Liberation Sans" fo:font-weight="bold" style:font-name-asian="DejaVu Sans" style:font-weight-asian="bold" style:font-name-complex="DejaVu Sans" style:font-weight-complex="bold"/>
    </style:style>
    <style:style style:name="ce4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m_red</text:p>
          </table:table-cell>
          <table:table-cell table:number-columns-repeated="7"/>
          <table:table-cell office:value-type="string">
            <text:p>r_red</text:p>
          </table:table-cell>
          <table:table-cell table:number-columns-repeated="3"/>
          <table:table-cell office:value-type="string">
            <text:p>weight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float" office:value="0.015035">
            <text:p>0.01503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-5.2005">
            <text:p>-5.2005</text:p>
          </table:table-cell>
          <table:table-cell/>
          <table:table-cell table:formula="of:= [.B3]*[.J3]" office:value-type="float" office:value="0">
            <text:p>0</text:p>
          </table:table-cell>
          <table:table-cell table:formula="of:= [.C3]*[.K3]" office:value-type="float" office:value="0">
            <text:p>0</text:p>
          </table:table-cell>
          <table:table-cell table:formula="of:= [.D3]*[.L3]" office:value-type="float" office:value="-0.0781895175">
            <text:p>-0.0781895175</text:p>
          </table:table-cell>
        </table:table-row>
        <table:table-row table:style-name="ro2">
          <table:table-cell/>
          <table:table-cell table:number-columns-repeated="3" office:value-type="float" office:value="0.012011">
            <text:p>0.012011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-1.8136">
            <text:p>-1.8136</text:p>
          </table:table-cell>
          <table:table-cell/>
          <table:table-cell table:formula="of:= [.B4]*[.J4]" office:value-type="float" office:value="0">
            <text:p>0</text:p>
          </table:table-cell>
          <table:table-cell table:formula="of:= [.C4]*[.K4]" office:value-type="float" office:value="0">
            <text:p>0</text:p>
          </table:table-cell>
          <table:table-cell table:formula="of:= [.D4]*[.L4]" office:value-type="float" office:value="-0.0217831496">
            <text:p>-0.0217831496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.9707">
            <text:p>2.9707</text:p>
          </table:table-cell>
          <table:table-cell office:value-type="float" office:value="-0.87211">
            <text:p>-0.87211</text:p>
          </table:table-cell>
          <table:table-cell/>
          <table:table-cell table:formula="of:= [.B5]*[.J5]" office:value-type="float" office:value="0">
            <text:p>0</text:p>
          </table:table-cell>
          <table:table-cell table:formula="of:= [.C5]*[.K5]" office:value-type="float" office:value="0.0386755433">
            <text:p>0.0386755433</text:p>
          </table:table-cell>
          <table:table-cell table:formula="of:= [.D5]*[.L5]" office:value-type="float" office:value="-0.01135400009">
            <text:p>-0.0113540001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2.9707">
            <text:p>-2.9707</text:p>
          </table:table-cell>
          <table:table-cell office:value-type="float" office:value="-0.87211">
            <text:p>-0.87211</text:p>
          </table:table-cell>
          <table:table-cell/>
          <table:table-cell table:formula="of:= [.B6]*[.J6]" office:value-type="float" office:value="0">
            <text:p>0</text:p>
          </table:table-cell>
          <table:table-cell table:formula="of:= [.C6]*[.K6]" office:value-type="float" office:value="-0.0386755433">
            <text:p>-0.0386755433</text:p>
          </table:table-cell>
          <table:table-cell table:formula="of:= [.D6]*[.L6]" office:value-type="float" office:value="-0.01135400009">
            <text:p>-0.0113540001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.9767">
            <text:p>2.9767</text:p>
          </table:table-cell>
          <table:table-cell office:value-type="float" office:value="2.5619">
            <text:p>2.5619</text:p>
          </table:table-cell>
          <table:table-cell/>
          <table:table-cell table:formula="of:= [.B7]*[.J7]" office:value-type="float" office:value="0">
            <text:p>0</text:p>
          </table:table-cell>
          <table:table-cell table:formula="of:= [.C7]*[.K7]" office:value-type="float" office:value="0.0387536573">
            <text:p>0.0387536573</text:p>
          </table:table-cell>
          <table:table-cell table:formula="of:= [.D7]*[.L7]" office:value-type="float" office:value="0.0333533761">
            <text:p>0.0333533761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2.9767">
            <text:p>-2.9767</text:p>
          </table:table-cell>
          <table:table-cell office:value-type="float" office:value="2.5619">
            <text:p>2.5619</text:p>
          </table:table-cell>
          <table:table-cell/>
          <table:table-cell table:formula="of:= [.B8]*[.J8]" office:value-type="float" office:value="0">
            <text:p>0</text:p>
          </table:table-cell>
          <table:table-cell table:formula="of:= [.C8]*[.K8]" office:value-type="float" office:value="-0.0387536573">
            <text:p>-0.0387536573</text:p>
          </table:table-cell>
          <table:table-cell table:formula="of:= [.D8]*[.L8]" office:value-type="float" office:value="0.0333533761">
            <text:p>0.0333533761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4.2952">
            <text:p>4.2952</text:p>
          </table:table-cell>
          <table:table-cell/>
          <table:table-cell table:formula="of:= [.B9]*[.J9]" office:value-type="float" office:value="0">
            <text:p>0</text:p>
          </table:table-cell>
          <table:table-cell table:formula="of:= [.C9]*[.K9]" office:value-type="float" office:value="0">
            <text:p>0</text:p>
          </table:table-cell>
          <table:table-cell table:formula="of:= [.D9]*[.L9]" office:value-type="float" office:value="0.0559192088">
            <text:p>0.0559192088</text:p>
          </table:table-cell>
        </table:table-row>
        <table:table-row table:style-name="ro2">
          <table:table-cell table:number-columns-repeated="13"/>
          <table:table-cell table:style-name="ce5" table:formula="of:= SUM([.N3:.N9])" office:value-type="float" office:value="0">
            <text:p>0</text:p>
          </table:table-cell>
          <table:table-cell table:style-name="ce5" table:formula="of:= SUM([.O3:.O9])" office:value-type="float" office:value="0">
            <text:p>0</text:p>
          </table:table-cell>
          <table:table-cell table:style-name="ce5" table:formula="of:= SUM([.P3:.P9])" office:value-type="float" office:value="-0.0000547062800000109">
            <text:p>-5.47062800000109E-005</text:p>
          </table:table-cell>
        </table:table-row>
        <table:table-row table:style-name="ro2">
          <table:table-cell/>
          <table:table-cell table:style-name="ce1" table:formula="of:= SUM([.B3:.B9])" office:value-type="float" office:value="0.092141">
            <text:p>0.092141</text:p>
          </table:table-cell>
          <table:table-cell table:number-columns-repeated="7"/>
          <table:table-cell office:value-type="string">
            <text:p>translated</text:p>
          </table:table-cell>
          <table:table-cell table:number-columns-repeated="3"/>
          <table:table-cell table:style-name="ce6" table:formula="of:= [.O9] / [.B11]" office:value-type="float" office:value="0">
            <text:p>0</text:p>
          </table:table-cell>
          <table:table-cell table:style-name="ce6" table:formula="of:= [.O10] / [.B11]" office:value-type="float" office:value="0">
            <text:p>0</text:p>
          </table:table-cell>
          <table:table-cell table:style-name="ce6" table:formula="of:= [.P10]/[.B11]" office:value-type="float" office:value="-0.000593723532412399">
            <text:p>-0.0005937235</text:p>
          </table:table-cell>
        </table:table-row>
        <table:table-row table:style-name="ro2">
          <table:table-cell/>
          <table:table-cell table:number-columns-repeated="3" office:value-type="float" office:value="0.015035">
            <text:p>0.015035</text:p>
          </table:table-cell>
          <table:table-cell table:number-columns-repeated="4"/>
          <table:table-cell table:formula="of:= [.B12]" office:value-type="float" office:value="0.015035">
            <text:p>0.015035</text:p>
          </table:table-cell>
          <table:table-cell table:formula="of:= [.J3]" office:value-type="float" office:value="0">
            <text:p>0</text:p>
          </table:table-cell>
          <table:table-cell table:formula="of:= [.K3]" office:value-type="float" office:value="0">
            <text:p>0</text:p>
          </table:table-cell>
          <table:table-cell table:formula="of:= [.L3] + 0.000593724" office:value-type="float" office:value="-5.199906276">
            <text:p>-5.199906276</text:p>
          </table:table-cell>
          <table:table-cell/>
          <table:table-cell table:formula="of:= [.B12]*[.J12]" office:value-type="float" office:value="0">
            <text:p>0</text:p>
          </table:table-cell>
          <table:table-cell table:formula="of:= [.C12]*[.K12]" office:value-type="float" office:value="0">
            <text:p>0</text:p>
          </table:table-cell>
          <table:table-cell table:formula="of:= [.D12]*[.L12]" office:value-type="float" office:value="-0.07818059085966">
            <text:p>-0.0781805909</text:p>
          </table:table-cell>
        </table:table-row>
        <table:table-row table:style-name="ro2">
          <table:table-cell/>
          <table:table-cell table:number-columns-repeated="3" office:value-type="float" office:value="0.012011">
            <text:p>0.012011</text:p>
          </table:table-cell>
          <table:table-cell table:number-columns-repeated="4"/>
          <table:table-cell table:formula="of:= [.B13]" office:value-type="float" office:value="0.012011">
            <text:p>0.012011</text:p>
          </table:table-cell>
          <table:table-cell table:formula="of:= [.J4]" office:value-type="float" office:value="0">
            <text:p>0</text:p>
          </table:table-cell>
          <table:table-cell table:formula="of:= [.K4]" office:value-type="float" office:value="0">
            <text:p>0</text:p>
          </table:table-cell>
          <table:table-cell table:formula="of:= [.L4] + 0.000593724" office:value-type="float" office:value="-1.813006276">
            <text:p>-1.813006276</text:p>
          </table:table-cell>
          <table:table-cell/>
          <table:table-cell table:formula="of:= [.B13]*[.J13]" office:value-type="float" office:value="0">
            <text:p>0</text:p>
          </table:table-cell>
          <table:table-cell table:formula="of:= [.C13]*[.K13]" office:value-type="float" office:value="0">
            <text:p>0</text:p>
          </table:table-cell>
          <table:table-cell table:formula="of:= [.D13]*[.L13]" office:value-type="float" office:value="-0.021776018381036">
            <text:p>-0.0217760184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4"/>
          <table:table-cell table:formula="of:= [.B14]" office:value-type="float" office:value="0.013019">
            <text:p>0.013019</text:p>
          </table:table-cell>
          <table:table-cell table:formula="of:= [.J5]" office:value-type="float" office:value="0">
            <text:p>0</text:p>
          </table:table-cell>
          <table:table-cell table:formula="of:= [.K5]" office:value-type="float" office:value="2.9707">
            <text:p>2.9707</text:p>
          </table:table-cell>
          <table:table-cell table:formula="of:= [.L5] + 0.000593724" office:value-type="float" office:value="-0.871516276">
            <text:p>-0.871516276</text:p>
          </table:table-cell>
          <table:table-cell/>
          <table:table-cell table:formula="of:= [.B14]*[.J14]" office:value-type="float" office:value="0">
            <text:p>0</text:p>
          </table:table-cell>
          <table:table-cell table:formula="of:= [.C14]*[.K14]" office:value-type="float" office:value="0.0386755433">
            <text:p>0.0386755433</text:p>
          </table:table-cell>
          <table:table-cell table:formula="of:= [.D14]*[.L14]" office:value-type="float" office:value="-0.011346270397244">
            <text:p>-0.0113462704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4"/>
          <table:table-cell table:formula="of:= [.B15]" office:value-type="float" office:value="0.013019">
            <text:p>0.013019</text:p>
          </table:table-cell>
          <table:table-cell table:formula="of:= [.J6]" office:value-type="float" office:value="0">
            <text:p>0</text:p>
          </table:table-cell>
          <table:table-cell table:formula="of:= [.K6]" office:value-type="float" office:value="-2.9707">
            <text:p>-2.9707</text:p>
          </table:table-cell>
          <table:table-cell table:formula="of:= [.L6] + 0.000593724" office:value-type="float" office:value="-0.871516276">
            <text:p>-0.871516276</text:p>
          </table:table-cell>
          <table:table-cell/>
          <table:table-cell table:formula="of:= [.B15]*[.J15]" office:value-type="float" office:value="0">
            <text:p>0</text:p>
          </table:table-cell>
          <table:table-cell table:formula="of:= [.C15]*[.K15]" office:value-type="float" office:value="-0.0386755433">
            <text:p>-0.0386755433</text:p>
          </table:table-cell>
          <table:table-cell table:formula="of:= [.D15]*[.L15]" office:value-type="float" office:value="-0.011346270397244">
            <text:p>-0.0113462704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4"/>
          <table:table-cell table:formula="of:= [.B16]" office:value-type="float" office:value="0.013019">
            <text:p>0.013019</text:p>
          </table:table-cell>
          <table:table-cell table:formula="of:= [.J7]" office:value-type="float" office:value="0">
            <text:p>0</text:p>
          </table:table-cell>
          <table:table-cell table:formula="of:= [.K7]" office:value-type="float" office:value="2.9767">
            <text:p>2.9767</text:p>
          </table:table-cell>
          <table:table-cell table:formula="of:= [.L7] + 0.000593724" office:value-type="float" office:value="2.562493724">
            <text:p>2.562493724</text:p>
          </table:table-cell>
          <table:table-cell/>
          <table:table-cell table:formula="of:= [.B16]*[.J16]" office:value-type="float" office:value="0">
            <text:p>0</text:p>
          </table:table-cell>
          <table:table-cell table:formula="of:= [.C16]*[.K16]" office:value-type="float" office:value="0.0387536573">
            <text:p>0.0387536573</text:p>
          </table:table-cell>
          <table:table-cell table:formula="of:= [.D16]*[.L16]" office:value-type="float" office:value="0.033361105792756">
            <text:p>0.0333611058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4"/>
          <table:table-cell table:formula="of:= [.B17]" office:value-type="float" office:value="0.013019">
            <text:p>0.013019</text:p>
          </table:table-cell>
          <table:table-cell table:formula="of:= [.J8]" office:value-type="float" office:value="0">
            <text:p>0</text:p>
          </table:table-cell>
          <table:table-cell table:formula="of:= [.K8]" office:value-type="float" office:value="-2.9767">
            <text:p>-2.9767</text:p>
          </table:table-cell>
          <table:table-cell table:formula="of:= [.L8] + 0.000593724" office:value-type="float" office:value="2.562493724">
            <text:p>2.562493724</text:p>
          </table:table-cell>
          <table:table-cell/>
          <table:table-cell table:formula="of:= [.B17]*[.J17]" office:value-type="float" office:value="0">
            <text:p>0</text:p>
          </table:table-cell>
          <table:table-cell table:formula="of:= [.C17]*[.K17]" office:value-type="float" office:value="-0.0387536573">
            <text:p>-0.0387536573</text:p>
          </table:table-cell>
          <table:table-cell table:formula="of:= [.D17]*[.L17]" office:value-type="float" office:value="0.033361105792756">
            <text:p>0.0333611058</text:p>
          </table:table-cell>
        </table:table-row>
        <table:table-row table:style-name="ro2">
          <table:table-cell/>
          <table:table-cell table:number-columns-repeated="3" office:value-type="float" office:value="0.013019">
            <text:p>0.013019</text:p>
          </table:table-cell>
          <table:table-cell table:number-columns-repeated="4"/>
          <table:table-cell table:formula="of:= [.B18]" office:value-type="float" office:value="0.013019">
            <text:p>0.013019</text:p>
          </table:table-cell>
          <table:table-cell table:formula="of:= [.J9]" office:value-type="float" office:value="0">
            <text:p>0</text:p>
          </table:table-cell>
          <table:table-cell table:formula="of:= [.K9]" office:value-type="float" office:value="0">
            <text:p>0</text:p>
          </table:table-cell>
          <table:table-cell table:formula="of:= [.L9] + 0.000593724" office:value-type="float" office:value="4.295793724">
            <text:p>4.295793724</text:p>
          </table:table-cell>
          <table:table-cell/>
          <table:table-cell table:formula="of:= [.B18]*[.J18]" office:value-type="float" office:value="0">
            <text:p>0</text:p>
          </table:table-cell>
          <table:table-cell table:formula="of:= [.C18]*[.K18]" office:value-type="float" office:value="0">
            <text:p>0</text:p>
          </table:table-cell>
          <table:table-cell table:formula="of:= [.D18]*[.L18]" office:value-type="float" office:value="0.055926938492756">
            <text:p>0.0559269385</text:p>
          </table:table-cell>
        </table:table-row>
        <table:table-row table:style-name="ro2">
          <table:table-cell table:number-columns-repeated="13"/>
          <table:table-cell table:style-name="ce5" table:formula="of:= SUM([.N12:.N18])" office:value-type="float" office:value="0">
            <text:p>0</text:p>
          </table:table-cell>
          <table:table-cell table:style-name="ce5" table:formula="of:= SUM([.O12:.O18])" office:value-type="float" office:value="0">
            <text:p>0</text:p>
          </table:table-cell>
          <table:table-cell table:style-name="ce5" table:formula="of:= SUM([.P12:.P18])" office:value-type="float" office:value="0.0000000000430839808274186">
            <text:p>4.30839808274186E-011</text:p>
          </table:table-cell>
        </table:table-row>
        <table:table-row table:style-name="ro2">
          <table:table-cell/>
          <table:table-cell table:style-name="ce1" table:formula="of:= SUM([.B12:.B18])" office:value-type="float" office:value="0.092141">
            <text:p>0.092141</text:p>
          </table:table-cell>
          <table:table-cell table:number-columns-repeated="7"/>
          <table:table-cell table:style-name="ce2" table:formula="of:= [.I12]*([.K12]*[.K12] + [.L12]*[.L12]) + [.I13]*([.K13]*[.K13] + [.L13]*[.L13]) + [.I14]*([.K14]*[.K14] + [.L14]*[.L14]) + [.I15]*([.K15]*[.K15] + [.L15]*[.L15]) + [.I16]*([.K16]*[.K16] + [.L16]*[.L16]) + [.I17]*([.K17]*[.K17] + [.L17]*[.L17]) + [.I18]*([.K18]*[.K18] + [.L18]*[.L18])" office:value-type="float" office:value="1.33751745786126">
            <text:p>1.3375174579</text:p>
          </table:table-cell>
          <table:table-cell table:style-name="ce1" table:formula="of:= -([.I12]*[.J12]*[.K12] + [.I13]*[.J13]*[.K13] + [.I14]*[.J14]*[.K14] + [.I15]*[.J15]*[.K15] + [.I16]*[.J16]*[.K16] + [.I17]*[.J17]*[.K17] + [.I18]*[.J18]*[.K18])" office:value-type="float" office:value="-0">
            <text:p>0</text:p>
          </table:table-cell>
          <table:table-cell table:style-name="ce4" table:formula="of:= -([.I12]*[.J12]*[.L12] + [.I13]*[.J13]*[.L13] + [.I14]*[.J14]*[.L14] + [.I15]*[.J15]*[.L15] + [.I16]*[.J16]*[.L16] + [.I17]*[.J17]*[.L17] + [.I18]*[.J18]*[.L18])" office:value-type="float" office:value="-0">
            <text:p>0</text:p>
          </table:table-cell>
          <table:table-cell/>
          <table:table-cell table:style-name="ce6" table:formula="of:= [.O18] / [.B20]" office:value-type="float" office:value="0">
            <text:p>0</text:p>
          </table:table-cell>
          <table:table-cell table:style-name="ce6" table:formula="of:= [.O19] / [.B20]" office:value-type="float" office:value="0">
            <text:p>0</text:p>
          </table:table-cell>
          <table:table-cell table:style-name="ce6" table:formula="of:= [.P19]/[.B20]" office:value-type="float" office:value="0.000000000467587510743519">
            <text:p>4.67587510743519E-010</text:p>
          </table:table-cell>
        </table:table-row>
        <table:table-row table:style-name="ro2">
          <table:table-cell table:number-columns-repeated="9"/>
          <table:table-cell table:style-name="ce1" table:formula="of:= -([.I12]*[.J12]*[.K12] + [.I13]*[.J13]*[.K13] + [.I14]*[.J14]*[.K14] + [.I15]*[.J15]*[.K15] + [.I16]*[.J16]*[.K16] + [.I17]*[.J17]*[.K17] + [.I18]*[.J18]*[.K18])" office:value-type="float" office:value="-0">
            <text:p>0</text:p>
          </table:table-cell>
          <table:table-cell table:style-name="ce3" table:formula="of:= [.I12]*([.J12]*[.J12] + [.L12]*[.L12]) + [.I13]*([.J13]*[.J13] + [.L13]*[.L13]) + [.I14]*([.J14]*[.J14] + [.L14]*[.L14]) + [.I15]*([.J15]*[.J15] + [.L15]*[.L15]) + [.I16]*([.J16]*[.J16] + [.L16]*[.L16]) + [.I17]*([.J17]*[.J17] + [.L17]*[.L17]) + [.I18]*([.J18]*[.J18] + [.L18]*[.L18])" office:value-type="float" office:value="0.877014561528824">
            <text:p>0.8770145615</text:p>
          </table:table-cell>
          <table:table-cell table:style-name="ce1" table:formula="of:= -([.I12]*[.K12]*[.L12] + [.I13]*[.K13]*[.L13] + [.I14]*[.K14]*[.L14] + [.I15]*[.K15]*[.L15] + [.I16]*[.K16]*[.L16] + [.I17]*[.K17]*[.L17] + [.I18]*[.K18]*[.L18])" office:value-type="float" office:value="-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ce1" table:formula="of:= -([.I12]*[.J12]*[.L12] + [.I13]*[.J13]*[.L13] + [.I14]*[.J14]*[.L14] + [.I15]*[.J15]*[.L15] + [.I16]*[.J16]*[.L16] + [.I17]*[.J17]*[.L17] + [.I18]*[.J18]*[.L18])" office:value-type="float" office:value="-0">
            <text:p>0</text:p>
          </table:table-cell>
          <table:table-cell table:style-name="ce1" table:formula="of:= -([.I12]*[.K12]*[.L12] + [.I13]*[.K13]*[.L13] + [.I14]*[.K14]*[.L14] + [.I15]*[.K15]*[.L15] + [.I16]*[.K16]*[.L16] + [.I17]*[.K17]*[.L17] + [.I18]*[.K18]*[.L18])" office:value-type="float" office:value="-0">
            <text:p>0</text:p>
          </table:table-cell>
          <table:table-cell table:style-name="ce3" table:formula="of:= [.I12]*([.J12]*[.J12] + [.K12]*[.K12]) + [.I13]*([.J13]*[.J13] + [.K13]*[.K13]) + [.I14]*([.J14]*[.J14] + [.K14]*[.K14]) + [.I15]*([.J15]*[.J15] + [.K15]*[.K15]) + [.I16]*([.J16]*[.J16] + [.K16]*[.K16]) + [.I17]*([.J17]*[.J17] + [.K17]*[.K17]) + [.I18]*([.J18]*[.J18] + [.K18]*[.K18])" office:value-type="float" office:value="0.46050289633244">
            <text:p>0.460502896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0-06-17T18:23:08</meta:creation-date>
    <dc:date>2014-07-17T07:43:17</dc:date>
    <meta:editing-duration>PT39M47S</meta:editing-duration>
    <meta:editing-cycles>11</meta:editing-cycles>
    <meta:generator>LibreOffice/3.5$Linux_X86_64 LibreOffice_project/350m1$Build-2</meta:generator>
    <meta:document-statistic meta:table-count="3" meta:cell-count="160" meta:object-count="0"/>
  </office:meta>
</office:document-meta>
</file>